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6.874cm" svg:y="1.003cm">
            <draw:object draw:notify-on-update-of-ranges="Hoja1.B3:Hoja1.B8 Hoja1.C3:Hoja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ísica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mili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cadémi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ligio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mocio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a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07:02:07.977000000</meta:creation-date>
    <dc:date>2023-11-08T08:11:59.125000000</dc:date>
    <meta:editing-duration>PT1H9M52S</meta:editing-duration>
    <meta:editing-cycles>1</meta:editing-cycles>
    <meta:document-statistic meta:table-count="1" meta:cell-count="12" meta:object-count="1"/>
    <meta:generator>LibreOffice/7.5.5.2$Windows_X86_64 LibreOffice_project/ca8fe7424262805f223b9a2334bc7181abbcbf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578cm" svg:y="2.956cm" style:legend-expansion="high" chart:style-name="ch2"/>
        <chart:plot-area chart:style-name="ch3" table:cell-range-address="Hoja1.B3:Hoja1.C8" chart:data-source-has-labels="column" svg:x="0.32cm" svg:y="0.18cm" svg:width="12.938cm" svg:height="8.64cm">
          <chart:coordinate-region svg:x="2.469cm" svg:y="0.181cm" svg:width="8.639cm" svg:height="8.639cm"/>
          <chart:axis chart:dimension="x" chart:name="primary-x" chart:style-name="ch4" chartooo:axis-type="auto">
            <chartooo:date-scale/>
            <chart:categories table:cell-range-address="Hoja1.B3:Hoja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ísica </text:p>
                <draw:g>
                  <svg:desc>Hoja1.B3:Hoja1.B8</svg:desc>
                </draw:g>
              </table:table-cell>
              <table:table-cell office:value-type="float" office:value="5">
                <text:p>5</text:p>
                <draw:g>
                  <svg:desc>Hoja1.C3:Hoja1.C8</svg:desc>
                </draw:g>
              </table:table-cell>
            </table:table-row>
            <table:table-row>
              <table:table-cell office:value-type="string">
                <text:p>familia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adémic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ligi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ociona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ral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